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tforma en hemsida där användaren kan lägga till alkohol drycker av olika typ och tillskriva dessa vissa attribut. Beroende på vilka attribut drycken har skall vissa andra attribut ges möjlighet att tillskrivas till drycken eller ej. Hemsidan skall räkna utifrån dryckens pris, volym, och alkohol procent, <text:s/>hur många milliliter ren etanol en krona motsvarar för drycken (APK). Skriv ut tillagda drycker i en lista med möjlighet att sortera dom efter <text:s/>olika attribut i valfri riktning. Sidan måste ge möjlighet åt användaren att radera tillagda drycker. En relevant bild och beskrivning ska visas högst upp på hemsidan. För att en dryck ska kunna läggas till i listan måste den åtminstone tillskrivas en typ (ex ”Ci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0T17:31:56.38</meta:creation-date>
    <dc:date>2019-11-14T13:28:16.09</dc:date>
    <meta:editing-duration>PT10M5S</meta:editing-duration>
    <meta:editing-cycles>3</meta:editing-cycles>
    <meta:generator>OpenOffice/4.1.5$Win32 OpenOffice.org_project/415m1$Build-9789</meta:generator>
    <meta:document-statistic meta:table-count="0" meta:image-count="0" meta:object-count="0" meta:page-count="1" meta:paragraph-count="1" meta:word-count="114" meta:character-count="720"/>
  </office:meta>
</office:document-meta>
</file>